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403000034EC386C57E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Blumenau, 29 de Abril de 2014</text:p>
      <text:p text:style-name="Text_20_body">Gabriel Tillmann – INF26</text:p>
      <text:p text:style-name="Text_20_body">Seminários Avançados</text:p>
      <text:p text:style-name="Text_20_body"/>
      <text:p text:style-name="P1">Diagramas</text:p>
      <text:list xml:id="list54611668539632374" text:style-name="L1">
        <text:list-header>
          <text:p text:style-name="P3"/>
        </text:list-header>
      </text:list>
      <text:p text:style-name="P2">1 - Caso de uso:</text:p>
      <text:p text:style-name="P2"><draw:frame draw:style-name="fr1" draw:name="figuras1" text:anchor-type="paragraph" svg:width="13.614cm" svg:height="10.592cm" draw:z-index="0"><draw:image xlink:href="Pictures/2000000700004403000034EC386C57EC.svm" xlink:type="simple" xlink:show="embed" xlink:actuate="onLoad"/></draw:frame></text:p>
      <text:p text:style-name="P2">1.1 - UC01: Manter cadastro de medicos</text:p>
      <text:p text:style-name="P2">Este caso de uso é responsável por inserir, atualizar e consultar as informações dos medicos cadastradas pelo chefe/supervisor no sistema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20:59:47.33</meta:creation-date>
    <dc:date>2014-04-30T21:34:22.06</dc:date>
    <meta:editing-duration>PT3M12S</meta:editing-duration>
    <meta:editing-cycles>2</meta:editing-cycles>
    <meta:generator>OpenOffice/4.0.1$Win32 OpenOffice.org_project/401m5$Build-9714</meta:generator>
    <meta:document-statistic meta:table-count="0" meta:image-count="1" meta:object-count="0" meta:page-count="1" meta:paragraph-count="7" meta:word-count="45" meta:character-count="274"/>
  </office:meta>
</office:document-meta>
</file>